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58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70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5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8pt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center" fo:text-indent="0cm"/>
      <style:text-properties fo:font-size="26pt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2" fo:font-size="26pt" style:text-underline-style="none" style:font-size-asian="26pt" style:font-size-complex="26pt"/>
    </style:style>
    <style:style style:name="P6" style:family="paragraph"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36pt" style:font-size-asian="36pt" style:font-size-complex="36pt"/>
    </style:style>
    <style:style style:name="P8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2" fo:font-size="36pt" style:text-underline-style="none" style:font-size-asian="36pt" style:font-size-complex="36pt"/>
    </style:style>
    <style:style style:name="P9" style:family="paragraph">
      <style:paragraph-properties fo:margin-left="0cm" fo:margin-right="0cm" fo:text-align="start" fo:text-indent="0cm"/>
      <style:text-properties fo:font-size="26pt"/>
    </style:style>
    <style:style style:name="P10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Segoe UI2" fo:font-size="26pt" style:text-underline-style="none" style:font-size-asian="26pt" style:font-size-complex="26pt"/>
    </style:style>
    <style:style style:name="P11" style:family="paragraph">
      <style:paragraph-properties fo:margin-left="0cm" fo:margin-right="0cm" fo:text-align="center" fo:text-indent="0cm"/>
      <style:text-properties fo:font-size="32pt"/>
    </style:style>
    <style:style style:name="P12" style:family="paragraph">
      <loext:graphic-properties draw:fill="none" draw:fill-color="#ffffff"/>
      <style:paragraph-properties fo:margin-left="0cm" fo:margin-right="0cm" fo:text-align="center" fo:text-indent="0cm"/>
      <style:text-properties style:font-name="Segoe UI2" fo:font-size="32pt" style:text-underline-style="none" fo:font-weight="bold" style:font-size-asian="32pt" style:font-weight-asian="bold" style:font-size-complex="32pt" style:font-weight-complex="bold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start" fo:text-indent="0cm"/>
      <style:text-properties fo:font-size="32pt"/>
    </style:style>
    <style:style style:name="P15" style:family="paragraph">
      <style:paragraph-properties fo:margin-left="2.062cm" fo:margin-right="0cm" fo:margin-top="0cm" fo:margin-bottom="0cm" fo:line-height="100%" fo:text-align="start" fo:text-indent="-2.062cm"/>
      <style:text-properties fo:font-size="32pt"/>
    </style:style>
    <style:style style:name="P16" style:family="paragraph">
      <style:paragraph-properties fo:margin-left="0cm" fo:margin-right="0cm" fo:text-align="start" fo:text-indent="0cm"/>
      <style:text-properties fo:font-size="32pt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2" fo:font-size="36pt" style:text-underline-style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6pt" style:text-underline-style="none" fo:font-weight="bold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2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font-name="Segoe UI2" fo:font-size="24pt" style:text-underline-style="none" fo:font-weight="bold" style:font-size-asian="24pt" style:font-weight-asian="bold" style:font-size-complex="24pt" style:font-weight-complex="bold"/>
    </style:style>
    <style:style style:name="T7" style:family="text">
      <style:text-properties style:font-name="Segoe UI2" fo:font-size="36pt" style:text-underline-style="none" fo:font-weight="bold" style:font-size-asian="36pt" style:font-weight-asian="bold" style:font-size-complex="36pt" style:font-weight-complex="bold"/>
    </style:style>
    <style:style style:name="T8" style:family="text">
      <style:text-properties fo:color="#000000" style:font-name="Segoe UI Semibold" fo:font-size="20pt" style:text-underline-style="none" fo:font-weight="bold" style:font-size-asian="20pt" style:font-weight-asian="bold" style:font-size-complex="20pt" style:font-weight-complex="bold"/>
    </style:style>
    <style:style style:name="T9" style:family="text">
      <style:text-properties style:font-name="Segoe UI2" fo:font-size="20pt" style:text-underline-style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3.368cm" svg:height="3.063cm" svg:x="2.54cm" svg:y="0.504cm">
          <draw:text-box>
            <text:p text:style-name="P1"><text:span text:style-name="T1">HYMN #809</text:span></text:p>
            <text:p text:style-name="P1"><text:span text:style-name="T2">“</text:span><text:span text:style-name="T2">Great is Thy Faithfulnes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892cm" svg:height="8.382cm" svg:x="1.453cm" svg:y="0.526cm">
          <draw:text-box>
            <text:p text:style-name="P4"><text:span text:style-name="T3">1. </text:span><text:span text:style-name="T4">Great is Thy faithfulness,</text:span></text:p>
            <text:p text:style-name="P4"><text:span text:style-name="T4">O God my Father;</text:span></text:p>
            <text:p text:style-name="P4"><text:span text:style-name="T4">There is no shadow</text:span></text:p>
            <text:p text:style-name="P4"><text:span text:style-name="T4">of turning with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Hymn_25_20template" presentation:presentation-page-layout-name="AL1T0">
        <draw:frame draw:style-name="gr4" draw:text-style-name="P8" draw:layer="layout" svg:width="24.892cm" svg:height="7.011cm" svg:x="1.547cm" svg:y="0.508cm">
          <draw:text-box>
            <text:p text:style-name="P6"><text:span text:style-name="T4">Thou changest not:</text:span></text:p>
            <text:p text:style-name="P7"><text:span text:style-name="T5">Thy compassions, they fail not;</text:span></text:p>
            <text:p text:style-name="P7"><text:span text:style-name="T4">As Thou hast been,</text:span></text:p>
            <text:p text:style-name="P7"><text:span text:style-name="T4">Thou forever wilt be.</text:span></text:p>
          </draw:text-box>
        </draw:frame>
        <presentation:notes draw:style-name="dp4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4" draw:text-style-name="P10" draw:layer="layout" svg:width="24.892cm" svg:height="7.011cm" svg:x="1.547cm" svg:y="0.609cm">
          <draw:text-box>
            <text:p text:style-name="P9"><text:span text:style-name="T6"><text:s text:c="6"/></text:span><text:span text:style-name="T6">Refrain: </text:span><text:span text:style-name="T4"><text:s/>Great is Thy faithfulness!</text:span></text:p>
            <text:p text:style-name="P4"><text:span text:style-name="T4"><text:s/></text:span><text:span text:style-name="T4">Great is Thy faithfulness!</text:span></text:p>
            <text:p text:style-name="P4"><text:span text:style-name="T4"><text:s/></text:span><text:span text:style-name="T4">Morning by morning</text:span></text:p>
            <text:p text:style-name="P4"><text:span text:style-name="T4"><text:s/></text:span><text:span text:style-name="T4">new mercies I see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5" draw:text-style-name="P12" draw:layer="layout" svg:width="25.146cm" svg:height="7.011cm" svg:x="1.413cm" svg:y="0.534cm">
          <draw:text-box>
            <text:p text:style-name="P11"><text:span text:style-name="T7">All I have needed</text:span></text:p>
            <text:p text:style-name="P11"><text:span text:style-name="T7">Thy hand hath provided;</text:span></text:p>
            <text:p text:style-name="P11"><text:span text:style-name="T7">Great is Thy faithfulness,</text:span></text:p>
            <text:p text:style-name="P11"><text:span text:style-name="T7">Lord, unto m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6" draw:text-style-name="P5" draw:layer="layout" svg:width="25.378cm" svg:height="7.011cm" svg:x="1.038cm" svg:y="0.86cm">
          <draw:text-box>
            <text:p text:style-name="P4"><text:span text:style-name="T3">2. </text:span><text:span text:style-name="T4">Summer and winter</text:span></text:p>
            <text:p text:style-name="P4"><text:span text:style-name="T4">and springtime and harvest,</text:span></text:p>
            <text:p text:style-name="P4"><text:span text:style-name="T4">Sun, moon, and stars</text:span></text:p>
            <text:p text:style-name="P4"><text:span text:style-name="T4">in their courses abov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6" draw:text-style-name="P8" draw:layer="layout" svg:width="25.378cm" svg:height="7.011cm" svg:x="1.038cm" svg:y="0.673cm">
          <draw:text-box>
            <text:p text:style-name="P6"><text:span text:style-name="T4">Join with all nature</text:span></text:p>
            <text:p text:style-name="P6"><text:span text:style-name="T4">in manifold witness</text:span></text:p>
            <text:p text:style-name="P6"><text:span text:style-name="T4">To Thy great faithfulness,</text:span></text:p>
            <text:p text:style-name="P6"><text:span text:style-name="T4">mercy, and love.</text:span></text:p>
          </draw:text-box>
        </draw:frame>
        <presentation:notes draw:style-name="dp4">
          <draw:page-thumbnail draw:style-name="gr2" draw:layer="layout" svg:width="13.968cm" svg:height="10.476cm" svg:x="3.81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Hymn_25_20template" presentation:presentation-page-layout-name="AL1T0">
        <draw:frame draw:style-name="gr4" draw:text-style-name="P10" draw:layer="layout" svg:width="24.892cm" svg:height="7.011cm" svg:x="1.547cm" svg:y="0.609cm">
          <draw:text-box>
            <text:p text:style-name="P9"><text:span text:style-name="T6"><text:s text:c="6"/></text:span><text:span text:style-name="T6">Refrain: </text:span><text:span text:style-name="T4"><text:s/>Great is Thy faithfulness!</text:span></text:p>
            <text:p text:style-name="P4"><text:span text:style-name="T4"><text:s/></text:span><text:span text:style-name="T4">Great is Thy faithfulness!</text:span></text:p>
            <text:p text:style-name="P4"><text:span text:style-name="T4"><text:s/></text:span><text:span text:style-name="T4">Morning by morning</text:span></text:p>
            <text:p text:style-name="P4"><text:span text:style-name="T4"><text:s/></text:span><text:span text:style-name="T4">new mercies I see; </text:span></text:p>
          </draw:text-box>
        </draw:frame>
        <presentation:notes draw:style-name="dp4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6" draw:master-page-name="Hymn_25_20template" presentation:presentation-page-layout-name="AL1T0">
        <draw:frame draw:style-name="gr5" draw:text-style-name="P12" draw:layer="layout" svg:width="25.146cm" svg:height="7.011cm" svg:x="1.413cm" svg:y="0.534cm">
          <draw:text-box>
            <text:p text:style-name="P11"><text:span text:style-name="T7">All I have needed</text:span></text:p>
            <text:p text:style-name="P11"><text:span text:style-name="T7">Thy hand hath provided;</text:span></text:p>
            <text:p text:style-name="P11"><text:span text:style-name="T7">Great is Thy faithfulness,</text:span></text:p>
            <text:p text:style-name="P11"><text:span text:style-name="T7">Lord, unto me! </text:span></text:p>
          </draw:text-box>
        </draw:frame>
        <presentation:notes draw:style-name="dp4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9" draw:master-page-name="Hymn_25_20template" presentation:presentation-page-layout-name="AL1T0">
        <draw:frame draw:style-name="gr7" draw:text-style-name="P5" draw:layer="layout" svg:width="26.416cm" svg:height="7.011cm" svg:x="0.762cm" svg:y="0.508cm">
          <draw:text-box>
            <text:p text:style-name="P4"><text:span text:style-name="T3">3. </text:span><text:span text:style-name="T4">Pardon for sin and</text:span></text:p>
            <text:p text:style-name="P4"><text:span text:style-name="T4">a peace that endureth,</text:span></text:p>
            <text:p text:style-name="P4"><text:span text:style-name="T4">Thine own dear presence</text:span></text:p>
            <text:p text:style-name="P4"><text:span text:style-name="T4">to cheer and to guid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0" draw:master-page-name="Hymn_25_20template" presentation:presentation-page-layout-name="AL1T0">
        <draw:frame draw:style-name="gr7" draw:text-style-name="P8" draw:layer="layout" svg:width="26.416cm" svg:height="7.011cm" svg:x="0.762cm" svg:y="0.508cm">
          <draw:text-box>
            <text:p text:style-name="P6"><text:span text:style-name="T4">Strength for today</text:span></text:p>
            <text:p text:style-name="P6"><text:span text:style-name="T4">and bright hope for tomorrow,</text:span></text:p>
            <text:p text:style-name="P6"><text:span text:style-name="T4">Blessings all mine,</text:span></text:p>
            <text:p text:style-name="P6"><text:span text:style-name="T4">with ten thousand beside!</text:span></text:p>
          </draw:text-box>
        </draw:frame>
        <presentation:notes draw:style-name="dp4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Hymn_25_20template" presentation:presentation-page-layout-name="AL1T0">
        <draw:frame draw:style-name="gr4" draw:text-style-name="P10" draw:layer="layout" svg:width="24.892cm" svg:height="7.011cm" svg:x="1.547cm" svg:y="0.609cm">
          <draw:text-box>
            <text:p text:style-name="P9"><text:span text:style-name="T6"><text:s text:c="6"/></text:span><text:span text:style-name="T6">Refrain: </text:span><text:span text:style-name="T4"><text:s/>Great is Thy faithfulness!</text:span></text:p>
            <text:p text:style-name="P4"><text:span text:style-name="T4"><text:s/></text:span><text:span text:style-name="T4">Great is Thy faithfulness!</text:span></text:p>
            <text:p text:style-name="P4"><text:span text:style-name="T4"><text:s/></text:span><text:span text:style-name="T4">Morning by morning</text:span></text:p>
            <text:p text:style-name="P4"><text:span text:style-name="T4"><text:s/></text:span><text:span text:style-name="T4">new mercies I see; </text:span></text:p>
          </draw:text-box>
        </draw:frame>
        <presentation:notes draw:style-name="dp4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6" draw:master-page-name="Hymn_25_20template" presentation:presentation-page-layout-name="AL1T0">
        <draw:frame draw:style-name="gr5" draw:text-style-name="P12" draw:layer="layout" svg:width="25.146cm" svg:height="13.401cm" svg:x="1.413cm" svg:y="0.534cm">
          <draw:text-box>
            <text:p text:style-name="P11"><text:span text:style-name="T7">All I have needed</text:span></text:p>
            <text:p text:style-name="P11"><text:span text:style-name="T7">Thy hand hath provided;</text:span></text:p>
            <text:p text:style-name="P11"><text:span text:style-name="T7">Great is Thy faithfulness,</text:span></text:p>
            <text:p text:style-name="P11"><text:span text:style-name="T7">Lord, unto me!</text:span></text:p>
            <text:p text:style-name="P11"><text:span text:style-name="T7"/></text:p>
            <text:p text:style-name="P14"><text:span text:style-name="T8">© 1923, renewed </text:span></text:p>
            <text:p text:style-name="P14"><text:span text:style-name="T8">1951 Hope Publishing Co.</text:span></text:p>
            <text:p text:style-name="P15"><text:span text:style-name="T8">Used by permission:</text:span></text:p>
            <text:p text:style-name="P16"><text:span text:style-name="T8">LSB Hymn License</text:span></text:p>
            <text:p text:style-name="P16"><text:span text:style-name="T8">.NET, no. 100011038.</text:span><text:span text:style-name="T9"> </text:span></text:p>
          </draw:text-box>
        </draw:frame>
        <presentation:notes draw:style-name="dp4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4T20:35:34.550000000</meta:creation-date>
    <dc:title>Hymn template</dc:title>
    <meta:editing-duration>PT22M39S</meta:editing-duration>
    <meta:editing-cycles>14</meta:editing-cycles>
    <meta:generator>LibreOffice/6.1.5.2$Windows_X86_64 LibreOffice_project/90f8dcf33c87b3705e78202e3df5142b201bd805</meta:generator>
    <meta:initial-creator>Arthur Hoch</meta:initial-creator>
    <dc:date>2019-04-25T10:56:07.380000000</dc:date>
    <meta:document-statistic meta:object-count="60"/>
    <meta:template xlink:type="simple" xlink:actuate="onRequest" xlink:title="Hymn template" xlink:href="../../AppData/Roaming/LibreOffice/4/user/template/Worship%20Templsates/Hymn%20template.otp" meta:date="2014-11-24T20:35:34.222000000"/>
  </office:meta>
</office:document-meta>
</file>